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6" style:family="paragraph" style:parent-style-name="Standard" style:list-style-name="L2">
      <style:text-properties officeooo:rsid="001ec22d" officeooo:paragraph-rsid="001ec22d"/>
    </style:style>
    <style:style style:name="P7" style:family="paragraph" style:parent-style-name="Standard">
      <style:text-properties officeooo:rsid="001cacba" officeooo:paragraph-rsid="00283a2f"/>
    </style:style>
    <style:style style:name="P8" style:family="paragraph" style:parent-style-name="Standard">
      <style:text-properties officeooo:rsid="002104e0" officeooo:paragraph-rsid="00278c1f"/>
    </style:style>
    <style:style style:name="P9" style:family="paragraph" style:parent-style-name="Standard">
      <style:text-properties officeooo:rsid="00243bc2" officeooo:paragraph-rsid="00243bc2"/>
    </style:style>
    <style:style style:name="P10" style:family="paragraph" style:parent-style-name="Standard">
      <style:text-properties officeooo:rsid="0014bb52" officeooo:paragraph-rsid="0014bb52"/>
    </style:style>
    <style:style style:name="P11" style:family="paragraph" style:parent-style-name="Standard">
      <style:text-properties officeooo:rsid="0025b7c8" officeooo:paragraph-rsid="0025b7c8"/>
    </style:style>
    <style:style style:name="P12" style:family="paragraph" style:parent-style-name="Standard">
      <style:text-properties officeooo:rsid="0025b7c8" officeooo:paragraph-rsid="002faab3"/>
    </style:style>
    <style:style style:name="P13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4bb52"/>
    </style:style>
    <style:style style:name="P14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ec22d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TLE</text:p>
      <text:p text:style-name="P5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885624652" text:style-name="L1">
        <text:list-item>
          <text:p text:style-name="P13">windows 10</text:p>
        </text:list-item>
        <text:list-item>
          <text:p text:style-name="P14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2056543073" text:style-name="L2">
        <text:list-item>
          <text:p text:style-name="P6">windows 10</text:p>
        </text:list-item>
        <text:list-item>
          <text:p text:style-name="P6">ubuntu</text:p>
        </text:list-item>
      </text:list>
      <text:p text:style-name="P7">4. variables</text:p>
      <text:p text:style-name="P7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8">5. Comments</text:p>
      <text:p text:style-name="P8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9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11">7. Strings</text:p>
      <text:p text:style-name="P11"><text:tab/><text:span text:style-name="T12">usar single or double quotes, </text:span><text:span text:style-name="T13">debes ser consistente al usar las que prefieras</text:span></text:p>
      <text:p text:style-name="P11"><text:tab/><text:span text:style-name="T14">combinar strings usando “+”, declarar una variable y luego otra y sumarlas</text:span></text:p>
      <text:p text:style-name="P11"><text:tab/>print(first_name.upper())</text:p>
      <text:p text:style-name="P12"><text:tab/>print(first_name.<text:span text:style-name="T16">title</text:span>())</text:p>
      <text:p text:style-name="P11"><text:tab/>print(first_name.lower())</text:p>
      <text:p text:style-name="P11"><text:tab/>print(first_name.capitalize())</text:p>
      <text:p text:style-name="P11"><text:tab/>print(first_name.count("a")) <text:span text:style-name="T15">#contar las letras A en la variable first_nam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1-11T20:49:11.848440522</dc:date>
    <meta:editing-duration>PT13H42M44S</meta:editing-duration>
    <meta:editing-cycles>24</meta:editing-cycles>
    <meta:document-statistic meta:table-count="0" meta:image-count="0" meta:object-count="0" meta:page-count="1" meta:paragraph-count="25" meta:word-count="158" meta:character-count="1054" meta:non-whitespace-character-count="911"/>
  </office:meta>
</office:document-meta>
</file>